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E1B1ACF.png" manifest:media-type="image/png"/>
  <manifest:file-entry manifest:full-path="Pictures/100000000000032000000258CA0C59C4.png" manifest:media-type="image/png"/>
  <manifest:file-entry manifest:full-path="Pictures/10000000000003200000025871EEE600.png" manifest:media-type="image/png"/>
  <manifest:file-entry manifest:full-path="Pictures/1000000000000320000002581B42268A.png" manifest:media-type="image/png"/>
  <manifest:file-entry manifest:full-path="Pictures/10000000000003200000025809C7EF31.png" manifest:media-type="image/png"/>
  <manifest:file-entry manifest:full-path="Pictures/100000000000032000000258931F8343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Pictures/100000000000032000000258CE27E50E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54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 text:style-name="P1"><text:span text:style-name="T1">Playful Acquisition of Basic Behavioral Skills</text:span></text:p>
            <text:p text:style-name="P2"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 text:style-name="P1"><text:span text:style-name="T3">Georg Martius, Ralf Der</text:span></text:p>
            <text:p text:style-name="P1"><text:span text:style-name="T4">supervisors</text:span></text:p>
            <text:p text:style-name="P1"><text:span text:style-name="T5"/></text:p>
            <text:p text:style-name="P1"><text:span text:style-name="T2">Amr Almaddah, Jimmy Baraglia, </text:span><text:span text:style-name="T6">Fabien Benureau, </text:span></text:p>
            <text:p text:style-name="P1"><text:span text:style-name="T6">Chrisantha Fernando, Quan Wang</text:span><text:span text:style-name="T7"> </text:span></text:p>
            <text:p text:style-name="P1"><text:span text:style-name="T5">student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3" draw:text-style-name="P3" draw:layer="layout" svg:width="25.199cm" svg:height="16.254cm" svg:x="1.4cm" svg:y="0.837cm" presentation:class="subtitle" presentation:user-transformed="true">
          <draw:text-box>
            <text:p text:style-name="P3"><text:span text:style-name="T8">Bla Bla Bla.</text:span></text:p>
            <text:p text:style-name="P3"><text:span text:style-name="T8">Try not to use bullet points.</text:span></text:p>
            <text:p text:style-name="P3"><text:span text:style-name="T8">Write as little as possi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2" xlink:href="Pictures/100000000000032000000258EC0B43F6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family="'Liberation Sans'" style:font-family-generic="swiss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4:27:14</dc:date>
    <dc:creator>Fabien </dc:creator>
    <meta:editing-duration>PT10M23S</meta:editing-duration>
    <meta:editing-cycles>1</meta:editing-cycles>
    <meta:document-statistic meta:object-count="28"/>
    <meta:generator>LibreOffice/3.5$Linux_x86 LibreOffice_project/350m1$Build-2</meta:generator>
  </office:meta>
</office:document-meta>
</file>